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6.0264in"/>
    </style:style>
    <style:style style:name="co3" style:family="table-column">
      <style:table-column-properties fo:break-before="auto" style:column-width="3.51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Tractor Oil</text:p>
          </table:table-cell>
          <table:covered-table-cell table:number-columns-repeated="2"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sal Goldoil Tractor MAX CH4 15W40</text:p>
          </table:table-cell>
          <table:table-cell office:value-type="string" calcext:value-type="string">
            <text:p><text:a xlink:href="../MAX-CH4-15W40.png" xlink:type="simple">/home/my-pc/BHARAT_PETROLIAM_SERVICE_CENTER/ASSETS/Lubricants/Tractor_Oil/MAX-CH4-15W40.png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er Power CI4 Plus 15W40</text:p>
          </table:table-cell>
          <table:table-cell office:value-type="string" calcext:value-type="string">
            <text:p><text:a xlink:href="../Super-Power-CI4-Plus-15W40.png" xlink:type="simple">/home/my-pc/BHARAT_PETROLIAM_SERVICE_CENTER/ASSETS/Lubricants/Tractor_Oil/Super-Power-CI4-Plus-15W40.png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sal Goldoil Tractor MAX CF4 15W40</text:p>
          </table:table-cell>
          <table:table-cell office:value-type="string" calcext:value-type="string">
            <text:p><text:a xlink:href="../Tractor-MAX-CF4-15W40.png" xlink:type="simple">/home/my-pc/BHARAT_PETROLIAM_SERVICE_CENTER/ASSETS/Lubricants/Tractor_Oil/Tractor-MAX-CF4-15W40.png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rbo Shakti CF4 20W40</text:p>
          </table:table-cell>
          <table:table-cell office:value-type="string" calcext:value-type="string">
            <text:p><text:a xlink:href="../Turbo-Shakti-CF4-20W40.png" xlink:type="simple">/home/my-pc/BHARAT_PETROLIAM_SERVICE_CENTER/ASSETS/Lubricants/Tractor_Oil/Turbo-Shakti-CF4-20W40.png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7:48:48.920906581</meta:creation-date>
    <dc:date>2026-04-09T17:57:41.630898492</dc:date>
    <meta:editing-duration>PT8M49S</meta:editing-duration>
    <meta:editing-cycles>7</meta:editing-cycles>
    <meta:generator>LibreOffice/24.2.7.2$Linux_X86_64 LibreOffice_project/420$Build-2</meta:generator>
    <meta:document-statistic meta:table-count="1" meta:cell-count="13" meta:object-count="0"/>
  </office:meta>
</office:document-meta>
</file>